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justify" style:justify-single-word="false"/>
      <style:text-properties style:font-name="Arial1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fo:language="pt" fo:country="BR" fo:font-weight="bold" officeooo:rsid="0014ca80" officeooo:paragraph-rsid="0014ca80" style:font-weight-asian="bold" style:font-weight-complex="bold" style:script-type="latin"/>
    </style:style>
    <style:style style:name="P3" style:family="paragraph" style:parent-style-name="Heading_20_2">
      <style:paragraph-properties fo:line-height="150%" fo:text-align="justify" style:justify-single-word="false"/>
      <style:text-properties style:font-name="Arial1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1" fo:language="pt" fo:country="BR" fo:font-weight="normal" officeooo:rsid="0014ca80" officeooo:paragraph-rsid="0014ca80" style:font-weight-asian="normal" style:font-weight-complex="normal" style:script-type="latin"/>
    </style:style>
    <style:style style:name="P5" style:family="paragraph" style:parent-style-name="Heading_20_3">
      <style:paragraph-properties fo:line-height="150%" fo:text-align="justify" style:justify-single-word="false"/>
      <style:text-properties style:font-name="Arial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fo:language="pt" fo:country="BR" fo:font-weight="normal" officeooo:rsid="0014ca80" officeooo:paragraph-rsid="0014ca80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fo:language="pt" fo:country="BR" fo:font-weight="normal" officeooo:rsid="0016ab0f" officeooo:paragraph-rsid="0016ab0f" style:font-weight-asian="normal" style:font-weight-complex="normal"/>
    </style:style>
    <style:style style:name="P8" style:family="paragraph" style:parent-style-name="Comment">
      <style:paragraph-properties fo:text-align="star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1" fo:language="pt" fo:country="BR" fo:font-weight="normal" officeooo:rsid="001753d8" officeooo:paragraph-rsid="0016ab0f" style:font-weight-asian="normal" style:font-weight-complex="normal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1" officeooo:rsid="001753d8" officeooo:paragraph-rsid="001753d8"/>
    </style:style>
    <style:style style:name="P11" style:family="paragraph" style:parent-style-name="Text_20_body" style:list-style-name="L1">
      <style:paragraph-properties fo:line-height="150%" fo:text-align="justify" style:justify-single-word="false"/>
      <style:text-properties style:font-name="Arial1" officeooo:rsid="0017f831" officeooo:paragraph-rsid="0017f831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1" officeooo:rsid="0017f831" officeooo:paragraph-rsid="0017f831"/>
    </style:style>
    <style:style style:name="P13" style:family="paragraph" style:parent-style-name="Heading_20_2">
      <style:paragraph-properties fo:line-height="150%"/>
      <style:text-properties style:font-name="Arial1"/>
    </style:style>
    <style:style style:name="P14" style:family="paragraph" style:parent-style-name="Text_20_body">
      <style:paragraph-properties fo:line-height="150%"/>
      <style:text-properties style:font-name="Arial1"/>
    </style:style>
    <style:style style:name="P15" style:family="paragraph" style:parent-style-name="Text_20_body">
      <style:paragraph-properties fo:line-height="150%"/>
      <style:text-properties style:font-name="Arial1" officeooo:rsid="001b2e89" officeooo:paragraph-rsid="001b2e89"/>
    </style:style>
    <style:style style:name="P16" style:family="paragraph" style:parent-style-name="Text_20_body">
      <style:paragraph-properties fo:line-height="150%"/>
      <style:text-properties style:font-name="Arial1" officeooo:rsid="001d1ff3" officeooo:paragraph-rsid="001d1ff3"/>
    </style:style>
    <style:style style:name="P17" style:family="paragraph" style:parent-style-name="Text_20_body">
      <style:paragraph-properties fo:line-height="150%"/>
      <style:text-properties style:font-name="Arial1" officeooo:rsid="001d1ff3" officeooo:paragraph-rsid="001eec1d"/>
    </style:style>
    <style:style style:name="P18" style:family="paragraph" style:parent-style-name="Text_20_body">
      <style:paragraph-properties fo:line-height="150%"/>
      <style:text-properties style:font-name="Arial1" officeooo:rsid="001eec1d" officeooo:paragraph-rsid="001eec1d"/>
    </style:style>
    <style:style style:name="P19" style:family="paragraph" style:parent-style-name="Text_20_body">
      <style:paragraph-properties fo:line-height="150%"/>
      <style:text-properties style:font-name="Arial1" officeooo:rsid="0024c1db" officeooo:paragraph-rsid="0025c6df"/>
    </style:style>
    <style:style style:name="P20" style:family="paragraph" style:parent-style-name="Text_20_body">
      <style:paragraph-properties fo:line-height="150%"/>
      <style:text-properties style:font-name="Arial1" officeooo:rsid="00213f05" officeooo:paragraph-rsid="00213f05"/>
    </style:style>
    <style:style style:name="P21" style:family="paragraph" style:parent-style-name="Text_20_body">
      <style:paragraph-properties fo:line-height="150%"/>
      <style:text-properties style:font-name="Arial1" officeooo:rsid="00231dc5" officeooo:paragraph-rsid="0027cac2"/>
    </style:style>
    <style:style style:name="P22" style:family="paragraph" style:parent-style-name="Text_20_body">
      <style:paragraph-properties fo:line-height="150%"/>
      <style:text-properties style:font-name="Arial1" officeooo:rsid="0027ae1b" officeooo:paragraph-rsid="0027ae1b"/>
    </style:style>
    <style:style style:name="T1" style:family="text">
      <style:text-properties officeooo:rsid="0016ab0f"/>
    </style:style>
    <style:style style:name="T2" style:family="text">
      <style:text-properties style:script-type="latin"/>
    </style:style>
    <style:style style:name="T3" style:family="text">
      <style:text-properties fo:font-family="'Liberation Mono', 'Courier New', 'DejaVu Sans Mono'" style:font-family-generic="modern" style:font-pitch="fixed" fo:font-size="10pt" style:font-family-asian="'Liberation Mono', 'Courier New', 'DejaVu Sans Mono'" style:font-family-generic-asian="modern" style:font-pitch-asian="fixed" style:font-size-asian="10pt" style:font-family-complex="'Liberation Mono', 'Courier New', 'DejaVu Sans Mono'" style:font-family-generic-complex="modern" style:font-pitch-complex="fixed" style:font-size-complex="10pt"/>
    </style:style>
    <style:style style:name="T4" style:family="text">
      <style:text-properties officeooo:rsid="001753d8"/>
    </style:style>
    <style:style style:name="T5" style:family="text">
      <style:text-properties fo:language="en" fo:country="US" style:script-type="latin"/>
    </style:style>
    <style:style style:name="T6" style:family="text">
      <style:text-properties officeooo:rsid="0017f831"/>
    </style:style>
    <style:style style:name="T7" style:family="text">
      <style:text-properties officeooo:rsid="001c56c7"/>
    </style:style>
    <style:style style:name="T8" style:family="text">
      <style:text-properties officeooo:rsid="001eec1d"/>
    </style:style>
    <style:style style:name="T9" style:family="text">
      <style:text-properties officeooo:rsid="001f8909"/>
    </style:style>
    <style:style style:name="T10" style:family="text">
      <style:text-properties officeooo:rsid="00213f05"/>
    </style:style>
    <style:style style:name="T11" style:family="text">
      <style:text-properties officeooo:rsid="0025c6df"/>
    </style:style>
    <style:style style:name="T12" style:family="text">
      <style:text-properties officeooo:rsid="00231dc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str<text:span text:style-name="T1">u</text:span>tura base dos aplicativos</text:h>
      <text:p text:style-name="P2"/>
      <text:h text:style-name="P3" text:outline-level="2">Contexto</text:h>
      <text:p text:style-name="P2"/>
      <text:p text:style-name="P4">Retem informações globais sobre estado do app. tem informação sempre atualizadas e que permite fazer várias tarefas (services, inicializar broadcast receives..., mnadar msgd para o user, entrar em urls da net). Classe abstrata</text:p>
      <text:p text:style-name="P4"/>
      <text:h text:style-name="P3" text:outline-level="2">Ciclo de Vida</text:h>
      <text:p text:style-name="P2"/>
      <text:h text:style-name="P5" text:outline-level="3">Ciclo de vida duma APP / Activity</text:h>
      <text:p text:style-name="P4"/>
      <text:p text:style-name="P4">Como o Android controla aparecimento e desaparecimento dos apps, baseado em 4 estados:</text:p>
      <text:p text:style-name="P4"/>
      <text:p text:style-name="P4"><text:tab/>- Atividade lançada</text:p>
      <text:p text:style-name="P4"><text:tab/>- Atividade rodando</text:p>
      <text:p text:style-name="P4"><text:tab/>- Atividade morta</text:p>
      <text:p text:style-name="P4"><text:tab/>- Atividade finalizada (shut down)</text:p>
      <text:p text:style-name="P4"/>
      <text:p text:style-name="P4">Que contém as funções</text:p>
      <text:p text:style-name="P4"/>
      <text:p text:style-name="P4"><text:tab/>- onCreate(), focado em definição de layout e seu conteúdo</text:p>
      <text:p text:style-name="P4"><text:tab/>- onStart(), começar atualização de dados, como sincronizar tarefas com servidor... um update, por exemplo</text:p>
      <text:p text:style-name="P4"><text:tab/>- onResume(), iniciar animações de entrada, por exemplo. Logo do APP...</text:p>
      <text:p text:style-name="P4"><text:tab/>- onPause(), pausar música, funções...</text:p>
      <text:p text:style-name="P4"><text:tab/>- onStop(), parar atualizações e conexão de rede</text:p>
      <text:p text:style-name="P4"><text:tab/>- onDestroy(), liberar o restante dos recursos que já não foram. Arquivos temporários, por exemplo</text:p>
      <text:p text:style-name="P4">- onRestart(), retomar atualizações paradas no onStop()</text:p>
      <text:p text:style-name="P4"><text:soft-page-break/></text:p>
      <text:h text:style-name="P5" text:outline-level="3">Fragment</text:h>
      <text:p text:style-name="P2"/>
      <text:p text:style-name="P4">onCreate() - </text:p>
      <text:p text:style-name="P4">onCreateView() - cria a tela</text:p>
      <text:p text:style-name="P4">onViewCreated() - inicia a renderização da tela, devidamente construída</text:p>
      <text:p text:style-name="P4">onStart() - frag visível, mas não interativo</text:p>
      <text:p text:style-name="P4">onResume() - frag ativo e já pode ser interagido</text:p>
      <text:p text:style-name="P4">onPause() - </text:p>
      <text:p text:style-name="P4">onStop() - </text:p>
      <text:p text:style-name="P4">onSaveInstanceState()</text:p>
      <text:p text:style-name="P4">onDestroyView()</text:p>
      <text:p text:style-name="P4">onDestroy()</text:p>
      <text:p text:style-name="P4"/>
      <text:h text:style-name="P3" text:outline-level="2">Android Manifest</text:h>
      <text:p text:style-name="P2"/>
      <text:p text:style-name="P4">É um XML que serve para:</text:p>
      <text:p text:style-name="P4"/>
      <text:p text:style-name="P4"><text:tab/>- definir os componentes da aplicação, como activities, broadcasts... </text:p>
      <text:p text:style-name="P4"><text:tab/>- alocar as permissões pedidas para o user -&gt; &lt;uses-permission android:name="android.permision.internet" /&gt;</text:p>
      <text:p text:style-name="P4"><text:tab/>- configurações de tela e estilo, filtros</text:p>
      <text:p text:style-name="P4"><text:tab/>- interações com SO e outras aplicações</text:p>
      <text:p text:style-name="P4"><text:tab/>- funcionamento do backup, </text:p>
      <text:p text:style-name="P4">- vínculo de armazenamento com SD</text:p>
      <text:p text:style-name="P2"/>
      <text:h text:style-name="P3" text:outline-level="2"><text:span text:style-name="T2">Broadcast</text:span> <text:span text:style-name="T2">receiver</text:span></text:h>
      <text:p text:style-name="P6"/>
      <text:p text:style-name="P6"><text:tab/>Permite que app possa receber notificações ou eventos. O B Receiver diz respeito a notificações que vem de outros apps. Mudança de estado de net ou bluetooth, chegada de mensagem de sms, bluetooth…</text:p>
      <text:p text:style-name="P6"><text:tab/>Para usá-lo, é necessário 3 passos principais:</text:p>
      <text:p text:style-name="P6"><text:soft-page-break/></text:p>
      <text:p text:style-name="P6">1. Criar class que estende a BR do Android</text:p>
      <text:p text:style-name="P7">2. Registrar o BR, seja no <office:annotation office:name="__Annotation__132_2123524633" loext:resolved="false"><dc:creator>Autor desconhecido</dc:creator><dc:date>2026-01-01T13:23:44.985562800</dc:date><text:p text:style-name="P8"><text:span text:style-name="T3">&lt;!-- Receivers. Colocando o exported como falso, mostra que ele só vai ser usado para o sistema, sem ser mostrado para outros --&gt;</text:span></text:p><text:p text:style-name="P8"><text:span text:style-name="T3">&lt;receiver android:name=".broadcastRecevier.LowBatteryBroadcastReceiver"</text:span></text:p><text:p text:style-name="P8"><text:span text:style-name="T3"><text:s text:c="4"/>android:exported="false"&gt;</text:span></text:p><text:p text:style-name="P8"><text:span text:style-name="T3"><text:s text:c="4"/>&lt;intent-filter&gt;</text:span></text:p><text:p text:style-name="P8"><text:span text:style-name="T3"><text:s text:c="8"/>&lt;action android:name="android.intent.action.BATTERY_LOW" /&gt;</text:span></text:p><text:p text:style-name="P8"><text:span text:style-name="T3"><text:s text:c="4"/>&lt;/intent-filter&gt;</text:span></text:p><text:p text:style-name="P8"><text:span text:style-name="T3">&lt;/receiver&gt;</text:span></text:p></office:annotation>android manifest<office:annotation-end office:name="__Annotation__132_2123524633"/> ou no <office:annotation office:name="__Annotation__133_2123524633" loext:resolved="false"><dc:creator>Autor desconhecido</dc:creator><dc:date>2026-01-01T13:28:11.167362200</dc:date><text:p text:style-name="P8"><text:span text:style-name="T3">private val lowBatteryBroadcastReceiver = LowBatteryBroadcastReceiver()</text:span></text:p><text:p text:style-name="P8"><text:span text:style-name="T3">private val intentFilter = IntentFilter("android.intent.action.BATTERY_LOW")</text:span></text:p></office:annotation>Main Activity<office:annotation-end office:name="__Annotation__133_2123524633"/></text:p>
      <text:p text:style-name="P7">3. <text:span text:style-name="T4">Criar o Receiver e instancialo</text:span></text:p>
      <text:p text:style-name="P9"/>
      <text:h text:style-name="P3" text:outline-level="2">Services</text:h>
      <text:p text:style-name="P10"><text:tab/>Funcionalidades/componentes que permitem fazer tarefas em 2ºplano sem precisar conversar com o usuário via UI. Fazer coisas contínuas que podem ou não ter longa duração. Como <text:span text:style-name="T5">uploads</text:span> de arquivos, conexões de servidores… <text:span text:style-name="T6">Temos 3 tipos:</text:span></text:p>
      <text:p text:style-name="P10"/>
      <text:list text:style-name="L1">
        <text:list-item>
          <text:p text:style-name="P11">Foreground service: Serviço em 1ºplano, onde o user sabe que está em execução. Uma música, por exemplo. Geralmente tem vínculo com notificação.</text:p>
        </text:list-item>
        <text:list-item>
          <text:p text:style-name="P11">Background service: roda em 2º plano, sem interação visual. Sincronização de dados</text:p>
        </text:list-item>
        <text:list-item>
          <text:p text:style-name="P11">Bound service: outros componentes se conectam para enviar e receber dados</text:p>
        </text:list-item>
      </text:list>
      <text:p text:style-name="P12"/>
      <text:p text:style-name="P12">Para isso, cria uma classe no projeto que herda Service(), aí tem que fazer um override da onBound() e fazer ela retornar null. Aí add no <office:annotation office:name="__Annotation__146_2123524633" loext:resolved="false"><dc:creator>Autor desconhecido</dc:creator><dc:date>2026-01-01T13:51:03.017723000</dc:date><text:p text:style-name="P8"><text:span text:style-name="T3">&lt;service android:name=".services.SyncDataService"</text:span></text:p><text:p text:style-name="P8"><text:span text:style-name="T3"><text:s text:c="4"/>android:foregroundServiceType="dataSync" /&gt;</text:span></text:p></office:annotation>Manifest<office:annotation-end office:name="__Annotation__146_2123524633"/></text:p>
      <text:p text:style-name="P12"/>
      <text:h text:style-name="P13" text:outline-level="2">Intents</text:h>
      <text:p text:style-name="P14"/>
      <text:p text:style-name="P15">Se comunica entre componentes ou outros apps. Intents são objetos que facilitam a comunicação entre componentes do app, como activities, servcices… Além de direcionanr a aplicação para outra. Como redirecionando par ao navegador. Tme as inplicitas (abre outros componentes que manipulam ações específicas, o dispositivo escolhe o que é apropriado) e as explícitas (inicia componentes específico dentro da aplicação).</text:p>
      <text:p text:style-name="P15"/>
      <text:p text:style-name="P15"><text:tab/><text:span text:style-name="T7">Temos também as pending intents que são feitas no futuro, como quando alguns componentes precisam fazer ações em um momento futuro ou quando ela nem estiver em </text:span><text:soft-page-break/><text:span text:style-name="T7">execução, como notificaões ou alarmes. Uma pending para activty a ativar quando algo ocorrer, por exemplo</text:span></text:p>
      <text:p text:style-name="P15"/>
      <text:h text:style-name="Heading_20_2" text:outline-level="2">Pasta Res(resources)</text:h>
      <text:p text:style-name="P16"/>
      <text:h text:style-name="Heading_20_3" text:outline-level="3"><text:span text:style-name="T8">D</text:span>rawable </text:h>
      <text:p text:style-name="P17"/>
      <text:p text:style-name="P17"><text:span text:style-name="T8">I</text:span>magens vetorizadas (.xml) ou não, com vários tipos de extensão. Além disso, pode pegar ícons do android ao clicar no diretorio com o direito, em New &gt; Vector Asset. Pode usar o mesmo caminho para <text:span text:style-name="T8">add imagens do pc (só svg e psd), trocando o Asset type para Local File. Só arrastar para a pasta vai também. Além disso, ao clicar com o direito em png, jpeg… pode converter para webp</text:span></text:p>
      <text:p text:style-name="P17"/>
      <text:h text:style-name="Heading_20_3" text:outline-level="3">Font</text:h>
      <text:p text:style-name="P18"/>
      <text:p text:style-name="P18">Se não tiver, vai em res com o direito, New &gt; Folder &gt; Font Folder. Para add fonte, clica no direito do dir &gt; Show in Resource Manager <text:span text:style-name="T9">(última opção). </text:span><text:span text:style-name="T10">Aí seleciona font e + no canto superior esquerdo.</text:span></text:p>
      <text:p text:style-name="P18"/>
      <text:h text:style-name="Heading_20_3" text:outline-level="3">layout</text:h>
      <text:p text:style-name="P16">mipmap </text:p>
      <text:h text:style-name="Heading_20_3" text:outline-level="3"><text:span text:style-name="T10">V</text:span>alues</text:h>
      <text:p text:style-name="P16"/>
      <text:p text:style-name="P19">Dentro da pasta values tem a pasta themes, onde pode configurar vários deles, seja de acordo com o modo (light ou dark) ou até a versão do Android. <text:span text:style-name="T11">Isso você criar no botão direito na pasta &gt; </text:span><text:span text:style-name="T12">Values Resource File </text:span><text:span text:style-name="T11">e nomeia o arquivo como themes, além de definir o Avaliable qualifiers. </text:span></text:p>
      <text:p text:style-name="P16"/>
      <text:p text:style-name="P20"><text:soft-page-break/>colors.xml são as cores, quem diria.</text:p>
      <text:p text:style-name="P20">Strings.xml são vals que tem Strings, que diria. Para alterar caso tenha locais que tenham os mesmos textos.</text:p>
      <text:p text:style-name="P16"/>
      <text:p text:style-name="P16">xml</text:p>
      <text:p text:style-name="P16"/>
      <text:h text:style-name="Heading_20_3" text:outline-level="3">Raw</text:h>
      <text:p text:style-name="P20">Arquivos que queremos que tenha vinculo com o R., sendo copilado junto com o projeto. Criamos um folder Raw, arquivos que estejam no BD por exemplo, ou arqs que precisam estar junto, como json, músicas…</text:p>
      <text:p text:style-name="P16"/>
      <text:h text:style-name="Heading_20_3" text:outline-level="3">Pasta Assets</text:h>
      <text:p text:style-name="Text_20_body"/>
      <text:p text:style-name="P20">Deve ser add no mesmo nível que res, e serve para colocar itens mais grandes, que fiacrão fora do apk. Acessamos eles atravez da classe assetManager, pois não são compilados junto.</text:p>
      <text:p text:style-name="P20"/>
      <text:p text:style-name="P21">Existem outros, como o New &gt; Values Resource File, que podem ser colocados arquivos de dimensões (algo como o root do css por exemplo, onde seta tamanhos específicos), arrays, animações, menus…</text:p>
      <text:p text:style-name="P20"/>
      <text:h text:style-name="Heading_20_2" text:outline-level="2">Catálogo de versões</text:h>
      <text:p text:style-name="Text_20_body"/>
      <text:p text:style-name="P22">Permitem adicionar e manter dependência e plugins de forma escalonável, além de poder exportá-los para outros projetos. Para isso, tem que criar uma pasta lá no .gradle com o nome libs.versions.toml. Aí dentro dele terão 4 sessões: versions (variáveis que contem a versão das depedencias e plugins), libraries (as dependencias), plugins (plugins) ou na forma velha, que é dependecies { implementation(“”) 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30T16:06:59.533586900</meta:creation-date>
    <dc:date>2026-01-02T15:06:21.987288200</dc:date>
    <meta:editing-duration>PT50M16S</meta:editing-duration>
    <meta:editing-cycles>4</meta:editing-cycles>
    <meta:generator>LibreOffice/25.8.3.2$Windows_X86_64 LibreOffice_project/8ca8d55c161d602844f5428fa4b58097424e324e</meta:generator>
    <meta:document-statistic meta:table-count="0" meta:image-count="0" meta:object-count="0" meta:page-count="5" meta:paragraph-count="71" meta:word-count="902" meta:character-count="5531" meta:non-whitespace-character-count="4693"/>
  </office:meta>
</office:document-meta>
</file>